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Courier"/>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18pt"/>
    </style:style>
    <style:style style:name="P2" style:family="paragraph" style:parent-style-name="Text_20_body" style:list-style-name="L1">
      <style:paragraph-properties fo:text-align="start" style:justify-single-word="false"/>
    </style:style>
    <style:style style:name="P3" style:family="paragraph" style:parent-style-name="Text_20_body" style:list-style-name="L1">
      <style:paragraph-properties fo:margin-top="0cm" fo:margin-bottom="0cm" style:contextual-spacing="false" fo:text-align="start" style:justify-single-word="false"/>
    </style:style>
    <style:style style:name="P4" style:family="paragraph" style:parent-style-name="Heading_20_1">
      <style:text-properties fo:font-size="35.25pt" fo:font-weight="normal"/>
    </style:style>
    <style:style style:name="P5" style:family="paragraph" style:parent-style-name="Preformatted_20_Text" style:list-style-name="L1">
      <style:paragraph-properties fo:margin-top="0cm" fo:margin-bottom="0.499cm" style:contextual-spacing="false" style:line-height-at-least="0.37cm" fo:text-align="start" style:justify-single-word="false" fo:padding="0.053cm" fo:border="0.06pt solid #888888"/>
      <style:text-properties style:font-name="Droid Sans Mono" fo:font-size="10.5pt"/>
    </style:style>
    <style:style style:name="T1" style:family="text">
      <style:text-properties fo:color="#008800"/>
    </style:style>
    <style:style style:name="T2" style:family="text">
      <style:text-properties fo:color="#666600"/>
    </style:style>
    <style:style style:name="T3" style:family="text">
      <style:text-properties fo:color="#000000"/>
    </style:style>
    <style:style style:name="T4" style:family="text">
      <style:text-properties fo:color="#006666"/>
    </style:style>
    <style:style style:name="T5" style:family="text">
      <style:text-properties officeooo:rsid="000817aa"/>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pan text:style-name="T5">String </text:span>Exercises</text:h>
      <text:p text:style-name="P1">Do the folloing exercises:</text:p>
      <text:list xml:id="list5722748800132261446" text:style-name="L1">
        <text:list-item>
          <text:p text:style-name="P3">Write a program that reads in names until a blank line is encountered, after which it prints out an English style list, i.e. a comma separated list, where the last name is preceded by the word 'and' instead of a comma.</text:p>
        </text:list-item>
        <text:list-item>
          <text:p text:style-name="P3">Write a program that reads in a line of space separated names, after which it prints out an English style list, i.e. a comma separated</text:p>
        </text:list-item>
        <text:list-item>
          <text:p text:style-name="P2">What is the value of </text:p>
          <text:p text:style-name="P5"><text:span text:style-name="T1">"{:0&gt;2}/{:0&gt;2}/{:0&gt;4}"</text:span><text:span text:style-name="T2">.</text:span><text:span text:style-name="T3">format</text:span><text:span text:style-name="T2">(</text:span><text:span text:style-name="T4">10</text:span><text:span text:style-name="T2">,</text:span><text:span text:style-name="T4">3</text:span><text:span text:style-name="T2">,</text:span><text:span text:style-name="T4">2009</text:span><text:span text:style-name="T2">)</text:span></text:p>
          <text:p text:style-name="P3">?</text:p>
        </text:list-item>
        <text:list-item>
          <text:p text:style-name="P3">How would you print a column of numbers so the line up right justified for convenient addition?</text:p>
        </text:list-item>
        <text:list-item>
          <text:p text:style-name="P3">How would you print a user entered string centered in the middle of the console?</text:p>
        </text:list-item>
        <text:list-item>
          <text:p text:style-name="P3">Write a program that reads in the name, price, and quantity of an item, and stores it in a list of tuples, repeating until a blank product name is entered. It should then print out each item in a nicely formatted manner, using the format method.</text:p>
        </text:list-item>
        <text:list-item>
          <text:p text:style-name="P2">Modify your answer to the previous question to use products from a dictionary of product codes mapped to product descriptions. Invalid codes should print a warning, and product codes should be integers. The print out at the end should print the full name of the item, followed in brackets by it's code, as well as price and quantity</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Mono" svg:font-family="'Droid Sans Mono', Courier"/>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7T01:26:58.800876001</meta:creation-date>
    <dc:date>2015-03-27T01:27:41.698004173</dc:date>
    <meta:editing-duration>P0D</meta:editing-duration>
    <meta:editing-cycles>1</meta:editing-cycles>
    <meta:document-statistic meta:table-count="0" meta:image-count="0" meta:object-count="0" meta:page-count="1" meta:paragraph-count="11" meta:word-count="222" meta:character-count="1222" meta:non-whitespace-character-count="1017"/>
    <meta:generator>LibreOffice/4.2.7.2$Linux_X86_64 LibreOffice_project/420m0$Build-2</meta:generator>
  </office:meta>
</office:document-meta>
</file>